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448cm" fo:min-width="6.85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279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255cm"/>
    </style:style>
    <style:style style:name="gr6" style:family="graphic" style:parent-style-name="standard">
      <style:graphic-properties draw:textarea-horizontal-align="justify" draw:textarea-vertical-align="middle" draw:auto-grow-height="false" fo:min-height="1.448cm" fo:min-width="6.85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5.209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color="#ff3333"/>
    </style:style>
    <style:style style:name="T2" style:family="text">
      <style:text-properties fo:font-size="24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<text:span text:style-name="T1">Draft 02/21/18</text:span><text:line-break/>Requirements<text:line-break/><text:span text:style-name="T1">Draft 02/21/18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Quick Boot time</text:p>
              </text:list-item>
              <text:list-item>
                <text:p>Rapid updates</text:p>
              </text:list-item>
              <text:list-item>
                <text:p>Max uptime</text:p>
              </text:list-item>
              <text:list-item>
                <text:p>Gbit Ethernet</text:p>
              </text:list-item>
              <text:list-item>
                <text:p>Systems with 1 or 2 Displays</text:p>
              </text:list-item>
              <text:list-item>
                <text:p>Displays with touch support </text:p>
                <text:list>
                  <text:list-item>
                    <text:p>Up to 30 i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s Required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Development</text:p>
                <text:list>
                  <text:list-item>
                    <text:p>Compilers </text:p>
                  </text:list-item>
                  <text:list-item>
                    <text:p>Linkers</text:p>
                  </text:list-item>
                  <text:list-item>
                    <text:p>Git Tools revison control</text:p>
                    <text:p/>
                  </text:list-item>
                </text:list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Testing</text:p>
                <text:list>
                  <text:list-item>
                    <text:p>Executables</text:p>
                  </text:list-item>
                  <text:list-item>
                    <text:p>Simulation Tools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Distr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dhat Centos &amp; Fedora</text:p>
              </text:list-item>
              <text:list-item>
                <text:p>Debian Ubuntu RaspBian</text:p>
              </text:list-item>
              <text:list-item>
                <text:p>Distros</text:p>
                <text:list>
                  <text:list-item>
                    <text:p>Create packages from source in either rpm or deb formats.</text:p>
                  </text:list-item>
                  <text:list-item>
                    <text:p>Provide Repositories on the Interne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ckage Manag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d Hat Fedora Centos</text:p>
                <text:list>
                  <text:list-item>
                    <text:p>yum</text:p>
                  </text:list-item>
                  <text:list-item>
                    <text:p>rpm</text:p>
                  </text:list-item>
                </text:list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Debian Ubuntu RaspBian</text:p>
                <text:list>
                  <text:list-item>
                    <text:p>apt-get</text:p>
                  </text:list-item>
                  <text:list-item>
                    <text:p>dpk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ckag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ependancies</text:p>
                <text:list>
                  <text:list-item>
                    <text:p>Libc </text:p>
                  </text:list-item>
                  <text:list-item>
                    <text:p>lib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ckage Installers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nual ISO <text:s/>install plus additional packages then cloned</text:p>
              </text:list-item>
              <text:list-item>
                <text:p>Cobbler </text:p>
              </text:list-item>
              <text:list-item>
                <text:p>LiveDVD creator</text:p>
              </text:list-item>
              <text:list-item>
                <text:p>Satellite Server Spacewalk</text:p>
              </text:list-item>
              <text:list-item>
                <text:p>pi-g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2" draw:text-style-name="P2" draw:layer="layout" svg:width="10.4cm" svg:height="2.4cm" svg:x="3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7.779cm" svg:height="2.384cm" svg:x="4.3cm" svg:y="6.5cm">
          <draw:text-box>
            <text:p>Raspbian Packages</text:p>
            <text:p>Downloaded from Internet</text:p>
            <text:p/>
          </draw:text-box>
        </draw:frame>
        <draw:custom-shape draw:style-name="gr2" draw:text-style-name="P2" draw:layer="layout" svg:width="10.4cm" svg:height="2.4cm" svg:x="1.5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5.29cm" svg:height="0.963cm" svg:x="3.975cm" svg:y="10.503cm">
          <draw:text-box>
            <text:p>ultibo94af3cb.tgz</text:p>
          </draw:text-box>
        </draw:frame>
        <draw:frame draw:style-name="gr5" draw:layer="layout" svg:width="6.755cm" svg:height="1.195cm" svg:x="13cm" svg:y="0.8cm">
          <draw:text-box>
            <text:p><text:span text:style-name="T2">Pi-gen installer</text:span> </text:p>
          </draw:text-box>
        </draw:frame>
        <draw:custom-shape draw:style-name="gr6" draw:text-style-name="P2" draw:layer="layout" svg:width="10.4cm" svg:height="2.4cm" svg:x="14.202cm" svg:y="9.602cm">
          <text:p text:style-name="P2">pi-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0.4cm" svg:height="2.4cm" svg:x="14.203cm" svg:y="13.103cm">
          <text:p text:style-name="P2">Zip 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0.4cm" svg:height="2.4cm" svg:x="14.804cm" svg:y="6.304cm">
          <text:p text:style-name="P2">Local reposi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3.4cm" svg:y1="7.5cm" svg:x2="16.6cm" svg:y2="9.9cm">
          <text:p/>
        </draw:line>
        <draw:line draw:style-name="gr7" draw:text-style-name="P2" draw:layer="layout" svg:x1="11.901cm" svg:y1="10.9cm" svg:x2="14.202cm" svg:y2="10.9cm">
          <text:p/>
        </draw:line>
        <draw:line draw:style-name="gr7" draw:text-style-name="P2" draw:layer="layout" svg:x1="19.2cm" svg:y1="9.602cm" svg:x2="19.2cm" svg:y2="8.704cm">
          <text:p/>
        </draw:line>
        <draw:line draw:style-name="gr7" draw:text-style-name="P2" draw:layer="layout" svg:x1="19.2cm" svg:y1="12.002cm" svg:x2="19.2cm" svg:y2="13.103cm">
          <text:p/>
        </draw:line>
        <draw:line draw:style-name="gr7" draw:text-style-name="P2" draw:layer="layout" svg:x1="21cm" svg:y1="8.704cm" svg:x2="21cm" svg:y2="9.9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ation Fil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dding new users.</text:p>
              </text:list-item>
              <text:list-item>
                <text:p>Adding application software.</text:p>
              </text:list-item>
              <text:list-item>
                <text:p>Changing services that were set by default.</text:p>
              </text:list-item>
              <text:list-item>
                <text:p>Locking down syste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7:30:24.214866538</meta:creation-date>
    <dc:date>2018-02-21T20:00:44.729107183</dc:date>
    <meta:editing-duration>PT9H32M24S</meta:editing-duration>
    <meta:editing-cycles>27</meta:editing-cycles>
    <meta:generator>LibreOffice/4.3.3.2$Linux_ARM_EABI LibreOffice_project/430m0$Build-2</meta:generator>
    <meta:document-statistic meta:object-count="66"/>
  </office:meta>
</office:document-meta>
</file>